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2.922cm" table:align="center" style:writing-mode="lr-tb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4.604cm"/>
    </style:style>
    <style:style style:name="Tableau1.C" style:family="table-column">
      <style:table-column-properties style:column-width="3.598cm"/>
    </style:style>
    <style:style style:name="Tableau1.D" style:family="table-column">
      <style:table-column-properties style:column-width="3.92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4cm" fo:keep-together="auto"/>
    </style:style>
    <style:style style:name="P1" style:family="paragraph" style:parent-style-name="Text_20_body">
      <style:paragraph-properties fo:padding-left="0.141cm" fo:padding-right="0.141cm" fo:padding-top="0.035cm" fo:padding-bottom="0.035cm" fo:border="0.51pt solid #000000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6pt" fo:font-weight="bold" style:font-size-asian="6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4pt" fo:font-style="italic" fo:font-weight="bold" style:font-size-asian="4pt" style:font-style-asian="italic" style:font-weight-asian="bold" style:font-name-complex="Arial" style:font-size-complex="11pt" style:font-style-complex="italic" style:font-weight-complex="bold"/>
    </style:style>
    <style:style style:name="P6" style:family="paragraph" style:parent-style-name="Standard">
      <style:text-properties style:font-name="Arial" fo:font-size="10.5pt" style:font-size-asian="10.5pt" style:font-name-complex="Arial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Standard">
      <style:text-properties style:font-name="Arial" fo:font-size="9pt" style:font-size-asian="9pt" style:font-name-complex="Arial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1pt"/>
    </style:style>
    <style:style style:name="P10" style:family="paragraph" style:parent-style-name="Standard">
      <style:text-properties style:font-name="Arial1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1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1" fo:font-size="9pt" officeooo:rsid="001ece99" officeooo:paragraph-rsid="001ece99" style:font-size-asian="9pt" style:font-name-complex="Arial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14" style:family="paragraph" style:parent-style-name="Text_20_body" style:master-page-name="Standard">
      <style:paragraph-properties style:page-number="auto" fo:padding-left="0.141cm" fo:padding-right="0.141cm" fo:padding-top="0.035cm" fo:padding-bottom="0.035cm" fo:border="0.51pt solid #000000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Heading_20_1">
      <style:text-properties style:text-outline="false" style:font-name="Arial" fo:font-size="7pt" fo:font-weight="bold" style:font-size-asian="7pt" style:font-weight-asian="bold" style:font-name-complex="Arial" style:font-size-complex="11pt" style:font-weight-complex="bold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" style:family="text">
      <style:text-properties fo:text-transform="uppercase"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officeooo:rsid="001b3894"/>
    </style:style>
    <style:style style:name="T4" style:family="text">
      <style:text-properties officeooo:rsid="002964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LEVE MENSUEL</text:p>
      <text:p text:style-name="P1"><text:span text:style-name="T1">CONCERNANT LE DECOMPTE DES JOURS </text:span><text:span text:style-name="T2">Travaillés </text:span></text:p>
      <text:p text:style-name="P2">ET LA PRISE DES JOURS DE REPOS</text:p>
      <text:p text:style-name="P4"/>
      <text:p text:style-name="P3">Salariés cadres en forfait jours</text:p>
      <text:p text:style-name="P5"/>
      <text:h text:style-name="P15" text:outline-level="1"/>
      <text:p text:style-name="P10">Nom du salarié : [tpl.username] <text:s text:c="13"/><text:tab/><text:tab/><text:tab/>Mois concerné (MM/AAAA) : [tpl.dateMY]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7">Date</text:p>
          </table:table-cell>
          <table:covered-table-cell/>
          <table:table-cell table:style-name="Tableau1.A1" office:value-type="string">
            <text:p text:style-name="P7">Jour travaillé</text:p>
          </table:table-cell>
          <table:table-cell table:style-name="Tableau1.D1" office:value-type="string">
            <text:p text:style-name="P7">Jour de repos</text:p>
          </table:table-cell>
        </table:table-row>
        <table:table-row table:style-name="Tableau1.2">
          <table:table-cell table:style-name="Tableau1.A1" office:value-type="string">
            <text:p text:style-name="P10">[ligne.#]</text:p>
          </table:table-cell>
          <table:table-cell table:style-name="Tableau1.A1" office:value-type="string">
            <text:p text:style-name="P10">[ligne.date;block=tbs:row]</text:p>
          </table:table-cell>
          <table:table-cell table:style-name="Tableau1.A1" office:value-type="string">
            <text:p text:style-name="P11">[ligne.nb_heure_presence]</text:p>
          </table:table-cell>
          <table:table-cell table:style-name="Tableau1.D1" office:value-type="string">
            <text:p text:style-name="P10">[ligne.raison]</text:p>
          </table:table-cell>
        </table:table-row>
      </table:table>
      <text:p text:style-name="P8"/>
      <text:p text:style-name="P9"><text:span text:style-name="T3">Éventuellement</text:span> :</text:p>
      <text:p text:style-name="P9"/>
      <text:p text:style-name="P9">SOIT Observations éventuelle relative à l’application du forfait </text:p>
      <text:p text:style-name="P9"/>
      <text:p text:style-name="P9">SOIT Je déclare avoir respecté ce mois-ci l’amplitude maximale de travail, les temps minimaux de repos quotidien et hebdomadaire prévus par la loi et les dispositions conventionnelles applicables.</text:p>
      <text:p text:style-name="P9"/>
      <text:p text:style-name="P11">A [tpl.v<text:span text:style-name="T4">ille</text:span>], le [tpl.date]</text:p>
      <text:p text:style-name="P11"/>
      <text:p text:style-name="P11">Signature [tpl.username]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outline="true"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8pt" style:font-size-asian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outline="true" fo:font-size="16pt" fo:text-shadow="1pt 1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4pt" style:font-size-asian="14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APITULATIF ANNUEL POUR 2001 DE LA PRISE DES JOURS LIBRES DANS LE CADRE DE L’ACCORD DES 217 JOURS POUR LES AVOCATS</dc:title>
    <meta:initial-creator>CAPSTAN</meta:initial-creator>
    <meta:creation-date>2014-01-27T19:00:00</meta:creation-date>
    <dc:creator>Alexis Algoud</dc:creator>
    <dc:date>2014-06-12T17:50:39.165128485</dc:date>
    <meta:print-date>2014-01-15T14:29:00</meta:print-date>
    <meta:editing-cycles>30</meta:editing-cycles>
    <meta:editing-duration>PT1H39M50S</meta:editing-duration>
    <meta:generator>LibreOffice/4.2.3.3$Linux_X86_64 LibreOffice_project/420m0$Build-3</meta:generator>
    <meta:document-statistic meta:table-count="1" meta:image-count="0" meta:object-count="0" meta:page-count="1" meta:paragraph-count="17" meta:word-count="84" meta:character-count="640" meta:non-whitespace-character-count="555"/>
  </office:meta>
</office:document-meta>
</file>